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9 Extra) amosar os nif de todos os pacientes que no esten en agudos ni en cronicos</text:p>
      <text:p text:style-name="Standard"/>
      <text:p text:style-name="Standard">select nif from pacientes where <text:span text:style-name="T1">nif</text:span> <text:span text:style-name="T1">not</text:span> in (select nif from cronicos) and <text:span text:style-name="T1">nif not </text:span>in(select nif from agudos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0:38:11.690809574</meta:creation-date>
    <dc:date>2022-11-25T10:38:36.092396270</dc:date>
    <meta:editing-duration>PT25S</meta:editing-duration>
    <meta:editing-cycles>1</meta:editing-cycles>
    <meta:document-statistic meta:table-count="0" meta:image-count="0" meta:object-count="0" meta:page-count="1" meta:paragraph-count="2" meta:word-count="36" meta:character-count="191" meta:non-whitespace-character-count="157"/>
    <meta:generator>LibreOffice/7.3.7.2$Linux_X86_64 LibreOffice_project/30$Build-2</meta:generator>
  </office:meta>
</office:document-meta>
</file>